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tyle="normal" style:font-name-asian="Tahoma" style:font-style-asian="normal" style:font-name-complex="Tahoma" style:font-style-complex="normal"/>
    </style:style>
    <style:style style:name="P3" style:family="paragraph" style:parent-style-name="Text_20_body">
      <style:text-properties style:font-name="Times New Roman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style:text-position="0% 100%" style:font-name="Times New Roman" fo:font-style="normal" style:font-name-asian="Tahoma" style:font-style-asian="normal" style:font-name-complex="Tahoma" style:font-style-complex="normal"/>
    </style:style>
    <style:style style:name="P6" style:family="paragraph" style:parent-style-name="Heading_20_1" style:master-page-name="">
      <style:paragraph-properties style:page-number="auto" fo:break-before="page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style:font-name="Times New Roman" fo:font-style="normal" style:font-style-asian="normal" style:font-style-complex="normal"/>
    </style:style>
    <style:style style:name="P9" style:family="paragraph" style:parent-style-name="Text_20_body" style:list-style-name="L1">
      <style:text-properties style:font-name="Times New Roman" fo:font-style="normal" style:font-name-asian="Tahoma" style:font-style-asian="normal" style:font-name-complex="Tahoma" style:font-style-complex="normal"/>
    </style:style>
    <style:style style:name="P10" style:family="paragraph" style:parent-style-name="Text_20_body" style:list-style-name="L1">
      <style:text-properties style:text-position="0% 100%" style:font-name="Times New Roman" fo:font-style="normal" style:font-name-asian="Tahoma" style:font-style-asian="normal" style:font-name-complex="Tahoma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Times New Roman"/>
    </style:style>
    <style:style style:name="T7" style:family="text">
      <style:text-properties style:text-position="super 58%" style:font-name="Times New Roman" fo:font-style="normal" style:font-style-asian="normal" style:font-style-complex="normal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78-81</text:p>
      <text:p text:style-name="Subtitle">David A. Wheeler, 2009-02-08</text:p>
      <text:h text:style-name="Heading_20_1" text:outline-level="1">Lesson 78: Hyperbola</text:h>
      <text:p text:style-name="Text_20_body">The ellipse is the set of all points where the sum of the distances to two points (the foci) is the same.</text:p>
      <text:p text:style-name="Text_20_body">The hyperbola is something like an “opposite” of an ellipse. <text:s/>A hyperbola is the set of all points where the absolute value of the <text:span text:style-name="T1">difference</text:span> of the distance to two points (the foci) is the same. I.E.:</text:p>
      <text:p text:style-name="Text_20_body"><text:tab/>| distance<text:span text:style-name="T9">1</text:span> - distance<text:span text:style-name="T9">2</text:span> | = constant</text:p>
      <text:p text:style-name="Text_20_body">When both foci are on the x-axis, and the center is at the origin, the hyperbola has this standard form:</text:p>
      <text:p text:style-name="Text_20_body"><draw:frame draw:style-name="fr1" draw:name="Object7" text:anchor-type="as-char" svg:width="0.7992in" svg:height="0.4398in" draw:z-index="0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Notice that when y=0, we have two solutions: (-a, 0) and (+a,0). <text:s/>Notice also that this is exactly the same as an ellipse, but with “-” instead of “+”.</text:p>
      <text:p text:style-name="Text_20_body">When both foci are on the y-axis, and the center is at the origin, the hyperbola standard form is:</text:p>
      <text:p text:style-name="Text_20_body"><draw:frame draw:style-name="fr1" draw:name="Object8" text:anchor-type="as-char" svg:width="0.7992in" svg:height="0.4402in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h text:style-name="Heading_20_1" text:outline-level="1">Lesson 79: De Moivre’s Theorem / Roots of Complex Numbers</text:h>
      <text:h text:style-name="Heading_20_2" text:outline-level="2">Part A: De Moivre’s Theorem</text:h>
      <text:p text:style-name="Text_20_body">If you multiply two complex numbers in polar form, you can get the answer this way:</text:p>
      <text:p text:style-name="Text_20_body"><draw:frame draw:style-name="fr1" draw:name="Object9" text:anchor-type="as-char" svg:width="3.0756in" svg:height="0.2083in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(where r<text:span text:style-name="T9">1</text:span> and r<text:span text:style-name="T9">2</text:span> are positive.)</text:p>
      <text:p text:style-name="Text_20_body">You can use this to find exponents. <text:s/>Abraham De Moivre did so, and discovered a pattern, which you’ll need to memorize:</text:p>
      <text:p text:style-name="Text_20_body"><draw:frame draw:style-name="fr1" draw:name="Object10" text:anchor-type="as-char" svg:width="1.7047in" svg:height="0.2154in" draw:z-index="3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/>
      <text:h text:style-name="Heading_20_2" text:outline-level="2">Part B: Roots of Complex Numbers</text:h>
      <text:p text:style-name="Text_20_body">Every complex number except 0 has n <text:span text:style-name="T1">n</text:span><text:span text:style-name="T2">th roots - and this includes all real numbers like 8, since 8 is just 8+0i. <text:s/>So there are actually 3 cube roots of 8. <text:s/>Normally, if we give a real number, by convention we expect only the real-number answer (if there is one), and if there are both positive and negative answers, only the positive one. <text:s/>But that’s only a convention.</text:span></text:p>
      <text:p text:style-name="P4">To find all the solutions of a root, first find the solution for one of them in vector form with the smallest <text:soft-page-break/>angle measure; you can do this by reversing De Moivre’s theorem. <text:s/>This means that:</text:p>
      <text:p text:style-name="P4"><draw:frame draw:style-name="fr1" draw:name="Object11" text:anchor-type="as-char" svg:width="3.5346in" svg:height="0.222in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<text:span text:style-name="T2">The other solutions all have the same magnitude; just keep adding </text:span><text:span text:style-name="T4">360°/</text:span><text:span text:style-name="T2">n. <text:s/>(The angles of all of the nth roots differ by </text:span><text:span text:style-name="T4">360°/</text:span><text:span text:style-name="T2">n). <text:s/>Remember that for any nth root, you will have n solutions.</text:span></text:p>
      <text:p text:style-name="P4"/>
      <text:p text:style-name="Text_20_body"><text:span text:style-name="T1">Example</text:span><text:span text:style-name="T2">: <text:s/>Find the 3 cube roots of 8i.</text:span></text:p>
      <text:p text:style-name="Text_20_body"><text:span text:style-name="T2">Since 8i = 0+8i = 8cis(9</text:span><text:span text:style-name="T4">0°), the first cube root is:</text:span></text:p>
      <text:p text:style-name="P3"><draw:frame draw:style-name="fr1" draw:name="Object12" text:anchor-type="as-char" svg:width="2.5102in" svg:height="0.222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<text:span text:style-name="T2">To find the other roots, we repeatedly add 3</text:span><text:span text:style-name="T4">60°/3 = 120° to the angle. <text:s/>This means that the three cube roots of 8i are {2 cis 30°, 2 cis 150°, 2 cis 270°}.</text:span></text:p>
      <text:p text:style-name="Text_20_body">We can check our work by using De Moivre’s Theorem:</text:p>
      <text:p text:style-name="Text_20_body"><text:span text:style-name="T4">(2 cis 30°)</text:span><text:span text:style-name="T7">3</text:span><text:span text:style-name="T4"> = 2</text:span><text:span text:style-name="T7">3</text:span><text:span text:style-name="T4"> cis (3 </text:span><text:span text:style-name="T4">·</text:span><text:span text:style-name="T4"> 30°) = 8 cis (90°)</text:span></text:p>
      <text:p text:style-name="Text_20_body"><text:span text:style-name="T4">(2 cis 150°)</text:span><text:span text:style-name="T7">3</text:span><text:span text:style-name="T4"> = 2</text:span><text:span text:style-name="T7">3</text:span><text:span text:style-name="T4"> cis (3 </text:span><text:span text:style-name="T4">·</text:span><text:span text:style-name="T4"> 150°) = 8 cis (450°) = 8 cis (90°)<text:tab/><text:tab/>(subtracting 360° once)</text:span></text:p>
      <text:p text:style-name="Text_20_body"><text:span text:style-name="T4">(2 cis 270°)</text:span><text:span text:style-name="T7">3</text:span><text:span text:style-name="T4"> = 2</text:span><text:span text:style-name="T7">3</text:span><text:span text:style-name="T4"> cis (3 </text:span><text:span text:style-name="T4">·</text:span><text:span text:style-name="T4"> 270°) = 8 cis (810°) = 8 cis (90°)<text:tab/><text:tab/>(subtracting 360° twice)</text:span></text:p>
      <text:p text:style-name="Text_20_body"/>
      <text:p text:style-name="Text_20_body"/>
      <text:h text:style-name="Heading_20_1" text:outline-level="1">Lesson 80: Trigonometric Identities</text:h>
      <text:p text:style-name="Text_20_body">The key addition in this lesson is a critical trig identity:</text:p>
      <text:p text:style-name="Text_20_body"><text:tab/>sin<text:span text:style-name="T5">2</text:span> <text:span text:style-name="T3">θ</text:span><text:span text:style-name="T3"> + cos</text:span><text:span text:style-name="T6">2</text:span><text:span text:style-name="T3"> </text:span><text:span text:style-name="T3">θ = 1</text:span></text:p>
      <text:p text:style-name="Text_20_body">This is actually just another form of the Pythagorean theorem (<text:span text:style-name="T3">a</text:span><text:span text:style-name="T6">2</text:span><text:span text:style-name="T3"> + b</text:span><text:span text:style-name="T6">2</text:span><text:span text:style-name="T3"> = c</text:span><text:span text:style-name="T6">2</text:span><text:span text:style-name="T11">)</text:span>. <text:s/>Given a right triangle with sides a, b, and c, where <text:s/><text:span text:style-name="T3">θ is the angle opposite a, let’s simplify the left-hand-side:</text:span></text:p>
      <text:p text:style-name="Text_20_body"><text:tab/>sin<text:span text:style-name="T5">2</text:span> <text:span text:style-name="T3">θ</text:span><text:span text:style-name="T3"> + cos</text:span><text:span text:style-name="T6">2</text:span><text:span text:style-name="T3"> </text:span><text:span text:style-name="T3">θ</text:span></text:p>
      <text:p text:style-name="Text_20_body"><text:span text:style-name="T3"><text:tab/>(a/c)</text:span><text:span text:style-name="T6">2</text:span><text:span text:style-name="T3"> + (b/c)</text:span><text:span text:style-name="T6">2</text:span></text:p>
      <text:p text:style-name="Text_20_body"><text:span text:style-name="T3"><text:tab/>(a</text:span><text:span text:style-name="T6">2</text:span><text:span text:style-name="T3"> + b</text:span><text:span text:style-name="T6">2</text:span><text:span text:style-name="T3">)/c</text:span><text:span text:style-name="T6">2</text:span></text:p>
      <text:p text:style-name="P1">But from the Pythagorean theorem, we know that:</text:p>
      <text:p text:style-name="Text_20_body"><text:span text:style-name="T3"><text:tab/>a</text:span><text:span text:style-name="T6">2</text:span><text:span text:style-name="T3"> + b</text:span><text:span text:style-name="T6">2</text:span><text:span text:style-name="T3"> = c</text:span><text:span text:style-name="T6">2</text:span></text:p>
      <text:p text:style-name="Text_20_body">So</text:p>
      <text:p text:style-name="Text_20_body"><text:span text:style-name="T3"><text:tab/>(a</text:span><text:span text:style-name="T6">2</text:span><text:span text:style-name="T3"> + b</text:span><text:span text:style-name="T6">2</text:span><text:span text:style-name="T3">)/c</text:span><text:span text:style-name="T6">2 </text:span><text:span text:style-name="T11">= <text:s/>c</text:span><text:span text:style-name="T6">2</text:span><text:span text:style-name="T11"> / c</text:span><text:span text:style-name="T6">2</text:span><text:span text:style-name="T11"> = 1</text:span></text:p>
      <text:p text:style-name="Text_20_body">which is what was claimed.</text:p>
      <text:p text:style-name="Text_20_body">Hopefully, you can see that:</text:p>
      <text:p text:style-name="Text_20_body"><text:tab/>sin<text:span text:style-name="T5">2</text:span> <text:span text:style-name="T3">θ</text:span><text:span text:style-name="T3"> + cos</text:span><text:span text:style-name="T6">2</text:span><text:span text:style-name="T3"> </text:span><text:span text:style-name="T3">θ = 1</text:span></text:p>
      <text:p text:style-name="Text_20_body">is easily turned into:</text:p>
      <text:p text:style-name="Text_20_body"><text:tab/>sin<text:span text:style-name="T5">2</text:span> <text:span text:style-name="T3">θ</text:span><text:span text:style-name="T3"> = 1 - cos</text:span><text:span text:style-name="T6">2</text:span><text:span text:style-name="T3"> </text:span><text:span text:style-name="T3">θ</text:span></text:p>
      <text:p text:style-name="Text_20_body"><text:soft-page-break/><text:span text:style-name="T3"><text:tab/></text:span><text:span text:style-name="T3">cos</text:span><text:span text:style-name="T6">2</text:span><text:span text:style-name="T3"> </text:span><text:span text:style-name="T3">θ = 1 - sin</text:span><text:span text:style-name="T6">2</text:span><text:span text:style-name="T3"> θ</text:span><text:span text:style-name="T3"> </text:span></text:p>
      <text:p text:style-name="Text_20_body">With substitutions, you can also turn this into:</text:p>
      <text:p text:style-name="Text_20_body"><text:tab/>1 + cot<text:span text:style-name="T5">2</text:span> <text:span text:style-name="T3">θ <text:s/>= csc</text:span><text:span text:style-name="T6">2</text:span><text:span text:style-name="T3"> θ</text:span></text:p>
      <text:p text:style-name="Text_20_body"><text:span text:style-name="T3"><text:tab/>tan</text:span><text:span text:style-name="T6">2</text:span><text:span text:style-name="T3"> θ + 1 = sec</text:span><text:span text:style-name="T6">2</text:span><text:span text:style-name="T3"> θ</text:span></text:p>
      <text:p text:style-name="Text_20_body"/>
      <text:p text:style-name="Text_20_body">Example 80.2 from Saxon is especially good at showing how you can <text:span text:style-name="T1">use</text:span><text:span text:style-name="T2"> this; let’s go through it:</text:span></text:p>
      <text:p text:style-name="P4"><draw:frame draw:style-name="fr1" draw:name="Object1" text:anchor-type="as-char" svg:width="5.5098in" svg:height="1.2201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Text_20_body"><text:span text:style-name="T2">Here’s another example; let’s try to determine the constant value of tan</text:span><text:span text:style-name="T8">2</text:span><text:span text:style-name="T2"> </text:span><text:span text:style-name="T4">θ </text:span><text:span text:style-name="T2">– sec</text:span><text:span text:style-name="T8">2</text:span><text:span text:style-name="T2"> <text:s/></text:span><text:span text:style-name="T4">θ:</text:span></text:p>
      <text:p text:style-name="P3"><draw:frame draw:style-name="fr1" draw:name="Object2" text:anchor-type="as-char" svg:width="5.3228in" svg:height="0.4457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pan text:style-name="T4">Note the substitution of <text:s/>sin</text:span><text:span text:style-name="T7">2</text:span><text:span text:style-name="T4"> <text:s/>θ with 1-cos</text:span><text:span text:style-name="T7">2</text:span><text:span text:style-name="T4"> <text:s/>θ. <text:s/>You can check this, e.g., see if this is true for θ=45</text:span><text:span text:style-name="T4">°</text:span><text:span text:style-name="T4">:</text:span></text:p>
      <text:p text:style-name="Text_20_body"><draw:frame draw:style-name="fr1" draw:name="Object3" text:anchor-type="as-char" svg:width="4.1937in" svg:height="0.472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check doesn’t prove it’s <text:span text:style-name="T1">always</text:span><text:span text:style-name="T2"> true (in fact, the original expression isn’t -1 when cos </text:span><text:span text:style-name="T4">θ = 0), but checking a constant by trying a specific sample can detect a large number of mistakes.</text:span></text:p>
      <text:h text:style-name="P6" text:outline-level="1">Lesson 81:Law of Cosines</text:h>
      <text:p text:style-name="P2">In a right triangle, a<text:span text:style-name="T5">2</text:span> + b<text:span text:style-name="T5">2</text:span> = c<text:span text:style-name="T5">2</text:span>. <text:s/>The “law of cosines” generalizes this equation to cases where there might not be a right angle. <text:s/>Given some angle P and its opposite length p, and two other sides a and b:</text:p>
      <text:p text:style-name="P2"><text:tab/>p<text:span text:style-name="T5">2</text:span> = a<text:span text:style-name="T5">2</text:span> + b<text:span text:style-name="T5">2</text:span> - 2ab cos P</text:p>
      <text:p text:style-name="P2">The last part is the “correction factor”. <text:s/>If P is 90<text:span text:style-name="T3">°, then since cos 90° = 0, this equation simplifies down to the Pythagorean theorem </text:span>p<text:span text:style-name="T5">2</text:span> = a<text:span text:style-name="T5">2</text:span> + b<text:span text:style-name="T5">2</text:span><text:span text:style-name="T10">.</text:span></text:p>
      <text:p text:style-name="P5"/>
      <text:p text:style-name="P5">Saxon lists recommended ways to solve for unknowns of triangles; I’d modify it to this list:</text:p>
      <text:list xml:id="list42648711" text:style-name="L1">
        <text:list-item>
          <text:p text:style-name="P9"><text:span text:style-name="T10">If have two angles, and want a third angle, just remember that the angles must total 18</text:span><text:span text:style-name="T11">0°</text:span></text:p>
        </text:list-item>
        <text:list-item>
          <text:p text:style-name="P9"><text:span text:style-name="T11">If you have two lengths, want a third length, and it’s a right triangle, use c</text:span><text:span text:style-name="T5">2</text:span><text:span text:style-name="T10"> = a</text:span><text:span text:style-name="T5">2</text:span><text:span text:style-name="T10"> + b</text:span><text:span text:style-name="T5">2</text:span></text:p>
        </text:list-item>
        <text:list-item>
          <text:p text:style-name="P10">If it’s a right triangle, use sin/cos/tan.</text:p>
        </text:list-item>
        <text:list-item>
          <text:p text:style-name="P10">If the values of a pair (angle and opposite side) are known, use law of sines. <text:s/>Warning: Arcsin on a calculator always gives a first/fourth-quadrant answer, which may not be what you need - be careful.</text:p>
        </text:list-item>
        <text:list-item>
          <text:p text:style-name="P10">If values of a pair are not known, use the law of cosines. <text:s/>Law of cosines doesn’t have the ambiguity problem of the law of s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 of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A. Wheeler</meta:initial-creator>
    <meta:creation-date>2007-09-03T22:43:21</meta:creation-date>
    <dc:creator>David A. Wheeler</dc:creator>
    <dc:date>2009-02-08T22:57:02.79</dc:date>
    <meta:printed-by>David A. Wheeler</meta:printed-by>
    <meta:print-date>2008-01-14T17:51:44</meta:print-date>
    <meta:editing-cycles>319</meta:editing-cycles>
    <meta:editing-duration>PT43H27M21S</meta:editing-duration>
    <meta:document-statistic meta:table-count="0" meta:image-count="0" meta:object-count="9" meta:page-count="4" meta:paragraph-count="69" meta:word-count="924" meta:character-count="46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tan</math:mi>
          <math:mrow>
            <math:mrow>
              <math:mo math:stretchy="false">θ</math:mo>
              <math:mo math:stretchy="false">+</math:mo>
              <math:mfrac>
                <math:mn>1</math:mn>
                <math:mrow>
                  <math:mi>tan</math:mi>
                  <math:mo math:stretchy="false">θ</math:mo>
                </math:mrow>
              </math:mfrac>
            </math:mrow>
            <math:mover>
              <math:mo math:stretchy="false">=</math:mo>
              <math:mtext>?</math:mtext>
            </math:mover>
            <math:mrow>
              <math:mi math:fontstyle="italic">sec</math:mi>
              <math:mo math:stretchy="false">θ</math:mo>
              <math:mi math:fontstyle="italic">csc</math:mi>
              <math:mo math:stretchy="false">θ</math:mo>
            </math:mrow>
          </math:mrow>
        </math:mrow>
      </math:mtr>
      <math:mtr>
        <math:mrow>
          <math:mrow>
            <math:mrow>
              <math:mrow>
                <math:mrow>
                  <math:mfrac>
                    <math:mrow>
                      <math:mi>sin</math:mi>
                      <math:mo math:stretchy="false">θ</math:mo>
                    </math:mrow>
                    <math:mrow>
                      <math:mi>cos</math:mi>
                      <math:mo math:stretchy="false">θ</math:mo>
                    </math:mrow>
                  </math:mfrac>
                  <math:mo math:stretchy="false">+</math:mo>
                  <math:mfrac>
                    <math:mrow>
                      <math:mi>cos</math:mi>
                      <math:mo math:stretchy="false">θ</math:mo>
                    </math:mrow>
                    <math:mrow>
                      <math:mi>sin</math:mi>
                      <math:mo math:stretchy="false">θ</math:mo>
                    </math:mrow>
                  </math:mfrac>
                </math:mrow>
                <math:mo math:stretchy="false">=</math:mo>
                <math:mrow>
                  <math:mfrac>
                    <math:mrow>
                      <math:mi>sin</math:mi>
                      <math:mo math:stretchy="false">θ</math:mo>
                      <math:mi>sin</math:mi>
                      <math:mo math:stretchy="false">θ</math:mo>
                    </math:mrow>
                    <math:mrow>
                      <math:mi>cos</math:mi>
                      <math:mo math:stretchy="false">θ</math:mo>
                      <math:mi>sin</math:mi>
                      <math:mo math:stretchy="false">θ</math:mo>
                    </math:mrow>
                  </math:mfrac>
                  <math:mo math:stretchy="false">+</math:mo>
                  <math:mfrac>
                    <math:mrow>
                      <math:mi>cos</math:mi>
                      <math:mo math:stretchy="false">θ</math:mo>
                      <math:mi>cos</math:mi>
                      <math:mo math:stretchy="false">θ</math:mo>
                    </math:mrow>
                    <math:mrow>
                      <math:mi>sin</math:mi>
                      <math:mo math:stretchy="false">θ</math:mo>
                      <math:mi>cos</math:mi>
                      <math:mo math:stretchy="false">θ</math:mo>
                    </math:mrow>
                  </math:mfrac>
                </math:mrow>
              </math:mrow>
              <math:mo math:stretchy="false">=</math:mo>
              <math:mrow>
                <math:mfrac>
                  <math:mrow>
                    <math:msup>
                      <math:mi>sin</math:mi>
                      <math:mn>2</math:mn>
                    </math:msup>
                    <math:mo math:stretchy="false">θ</math:mo>
                  </math:mrow>
                  <math:mrow>
                    <math:mi>cos</math:mi>
                    <math:mo math:stretchy="false">θ</math:mo>
                    <math:mi>sin</math:mi>
                    <math:mo math:stretchy="false">θ</math:mo>
                  </math:mrow>
                </math:mfrac>
                <math:mo math:stretchy="false">+</math:mo>
                <math:mfrac>
                  <math:mrow>
                    <math:msup>
                      <math:mi>cos</math:mi>
                      <math:mn>2</math:mn>
                    </math:msup>
                    <math:mo math:stretchy="false">θ</math:mo>
                  </math:mrow>
                  <math:mrow>
                    <math:mi>cos</math:mi>
                    <math:mo math:stretchy="false">θ</math:mo>
                    <math:mi>sin</math:mi>
                    <math:mo math:stretchy="false">θ</math:mo>
                  </math:mrow>
                </math:mfrac>
              </math:mrow>
            </math:mrow>
            <math:mo math:stretchy="false">=</math:mo>
            <math:mfrac>
              <math:mrow>
                <math:mrow>
                  <math:msup>
                    <math:mi>sin</math:mi>
                    <math:mn>2</math:mn>
                  </math:msup>
                  <math:mo math:stretchy="false">θ</math:mo>
                </math:mrow>
                <math:mo math:stretchy="false">+</math:mo>
                <math:mrow>
                  <math:msup>
                    <math:mi>cos</math:mi>
                    <math:mn>2</math:mn>
                  </math:msup>
                  <math:mo math:stretchy="false">θ</math:mo>
                </math:mrow>
              </math:mrow>
              <math:mrow>
                <math:mi>cos</math:mi>
                <math:mo math:stretchy="false">θ</math:mo>
                <math:mi>sin</math:mi>
                <math:mo math:stretchy="false">θ</math:mo>
              </math:mrow>
            </math:mfrac>
          </math:mrow>
          <math:mo math:stretchy="false">=</math:mo>
          <math:mtext/>
        </math:mrow>
      </math:mtr>
      <math:mtr>
        <math:mrow>
          <math:mrow>
            <math:mrow>
              <math:mfrac>
                <math:mn>1</math:mn>
                <math:mrow>
                  <math:mi>cos</math:mi>
                  <math:mo math:stretchy="false">θ</math:mo>
                  <math:mi>sin</math:mi>
                  <math:mo math:stretchy="false">θ</math:mo>
                </math:mrow>
              </math:mfrac>
              <math:mo math:stretchy="false">=</math:mo>
              <math:mrow>
                <math:mfrac>
                  <math:mn>1</math:mn>
                  <math:mrow>
                    <math:mi>cos</math:mi>
                    <math:mo math:stretchy="false">θ</math:mo>
                  </math:mrow>
                </math:mfrac>
                <math:mo math:stretchy="false">⋅</math:mo>
                <math:mfrac>
                  <math:mn>1</math:mn>
                  <math:mrow>
                    <math:mi>sin</math:mi>
                    <math:mo math:stretchy="false">θ</math:mo>
                  </math:mrow>
                </math:mfrac>
              </math:mrow>
            </math:mrow>
            <math:mo math:stretchy="false">=</math:mo>
            <math:mi math:fontstyle="italic">sec</math:mi>
          </math:mrow>
          <math:mo math:stretchy="false">θ</math:mo>
          <math:mi math:fontstyle="italic">csc</math:mi>
          <math:mo math:stretchy="false">θ</math:mo>
        </math:mrow>
      </math:mtr>
    </math:mtable>
    <math:annotation math:encoding="StarMath 5.0">tan %theta + { 1 over {tan %theta}} = csup "?" {sec %theta csc %theta}
newline
{{sin %theta} over {cos %theta}} + { {cos %theta} over {sin %theta}} =
{{sin %theta sin %theta} over {cos %theta sin %theta}} +
{{cos %theta cos %theta} over {sin %theta cos %theta}} = 
{{sin^2 %theta} over {cos %theta sin %theta}} +
{{cos^2 %theta} over {cos %theta sin %theta}} =
{{sin^2 %theta} + {cos^2 %theta}} over {cos %theta sin %theta} = ""
newline
1 over {cos %theta sin %theta} =
{1 over {cos %theta}} cdot {1 over {sin %theta}} =
sec %theta csc %theta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i>n</math:mi>
          </math:msup>
          <math:mo math:stretchy="false">=</math:mo>
          <math:msup>
            <math:mrow>
              <math:mo math:stretchy="false">(</math:mo>
              <math:mrow>
                <math:mi>r</math:mi>
                <math:mi math:fontstyle="italic">cis</math:mi>
                <math:mo math:stretchy="false">θ</math:mo>
              </math:mrow>
              <math:mo math:stretchy="false">)</math:mo>
            </math:mrow>
            <math:mi>n</math:mi>
          </math:msup>
        </math:mrow>
        <math:mo math:stretchy="false">=</math:mo>
        <math:msup>
          <math:mi>r</math:mi>
          <math:mi>n</math:mi>
        </math:msup>
      </math:mrow>
      <math:mi math:fontstyle="italic">cis</math:mi>
      <math:mrow>
        <math:mo math:stretchy="false">(</math:mo>
        <math:mrow>
          <math:mi>n</math:mi>
          <math:mo math:stretchy="false">θ</math:mo>
        </math:mrow>
        <math:mo math:stretchy="false">)</math:mo>
      </math:mrow>
    </math:mrow>
    <math:annotation math:encoding="StarMath 5.0">a^n = (r cis %theta)^n = r^n cis (n %theta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ot>
            <math:mi>a</math:mi>
            <math:mi>n</math:mi>
          </math:mroot>
          <math:mo math:stretchy="false">=</math:mo>
          <math:mroot>
            <math:mrow>
              <math:mi>r</math:mi>
              <math:mi math:fontstyle="italic">cis</math:mi>
              <math:mo math:stretchy="false">θ</math:mo>
            </math:mrow>
            <math:mi>n</math:mi>
          </math:mroot>
        </math:mrow>
        <math:mo math:stretchy="false">=</math:mo>
        <math:mroot>
          <math:mi>r</math:mi>
          <math:mi>n</math:mi>
        </math:mroot>
      </math:mrow>
      <math:mi math:fontstyle="italic">cis</math:mi>
      <math:mrow>
        <math:mo math:stretchy="false">(</math:mo>
        <math:mrow>
          <math:mo math:stretchy="false">θ</math:mo>
          <math:mo math:stretchy="false">/</math:mo>
          <math:mi>n</math:mi>
        </math:mrow>
        <math:mo math:stretchy="false">)</math:mo>
      </math:mrow>
      <math:mi/>
      <math:mi math:fontstyle="italic">because</math:mi>
      <math:mi/>
      <math:mrow>
        <math:msup>
          <math:mi>a</math:mi>
          <math:mi>n</math:mi>
        </math:msup>
        <math:mo math:stretchy="false">=</math:mo>
        <math:msup>
          <math:mi>r</math:mi>
          <math:mi>n</math:mi>
        </math:msup>
      </math:mrow>
      <math:mi math:fontstyle="italic">cis</math:mi>
      <math:mrow>
        <math:mo math:stretchy="false">(</math:mo>
        <math:mrow>
          <math:mi>n</math:mi>
          <math:mo math:stretchy="false">θ</math:mo>
        </math:mrow>
        <math:mo math:stretchy="false">)</math:mo>
      </math:mrow>
    </math:mrow>
    <math:annotation math:encoding="StarMath 5.0">nroot{n}{a} = nroot{n}{r cis %theta} = nroot{n}{r} cis (%theta / n)

~~because~ a^n = r^n cis (n %theta)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ot>
          <math:mrow>
            <math:mn>8</math:mn>
            <math:mi math:fontstyle="italic">cis</math:mi>
            <math:mn>90</math:mn>
            <math:mi>°</math:mi>
          </math:mrow>
          <math:mn>3</math:mn>
        </math:mroot>
        <math:mo math:stretchy="false">=</math:mo>
        <math:mroot>
          <math:mn>8</math:mn>
          <math:mn>3</math:mn>
        </math:mroot>
      </math:mrow>
      <math:mi math:fontstyle="italic">cis</math:mi>
      <math:mrow>
        <math:mrow>
          <math:mo math:stretchy="false">(</math:mo>
          <math:mrow>
            <math:mn>90</math:mn>
            <math:mrow>
              <math:mi>°</math:mi>
              <math:mo math:stretchy="false">/</math:mo>
              <math:mn>3</math:mn>
            </math:mrow>
          </math:mrow>
          <math:mo math:stretchy="false">)</math:mo>
        </math:mrow>
        <math:mo math:stretchy="false">=</math:mo>
        <math:mn>2</math:mn>
      </math:mrow>
      <math:mi math:fontstyle="italic">cis</math:mi>
      <math:mn>30</math:mn>
      <math:mi>°</math:mi>
    </math:mrow>
    <math:annotation math:encoding="StarMath 5.0">nroot{3}{8 cis 90°} = nroot{3}{8} cis (90°/3) = 2 cis 30°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p>
        <math:mi>tan</math:mi>
        <math:mn>2</math:mn>
      </math:msup>
      <math:mrow>
        <math:mo math:stretchy="false">θ</math:mo>
        <math:mo math:stretchy="false">−</math:mo>
        <math:msup>
          <math:mi math:fontstyle="italic">sec</math:mi>
          <math:mn>2</math:mn>
        </math:msup>
      </math:mrow>
      <math:mo math:stretchy="false">θ</math:mo>
      <math:mrow>
        <math:mi/>
        <math:mo math:stretchy="false">=</math:mo>
        <math:mi/>
      </math:mrow>
      <math:mrow>
        <math:mrow>
          <math:mrow>
            <math:mrow>
              <math:mfrac>
                <math:mrow>
                  <math:msup>
                    <math:mi>sin</math:mi>
                    <math:mn>2</math:mn>
                  </math:msup>
                  <math:mo math:stretchy="false">θ</math:mo>
                </math:mrow>
                <math:mrow>
                  <math:msup>
                    <math:mi>cos</math:mi>
                    <math:mn>2</math:mn>
                  </math:msup>
                  <math:mo math:stretchy="false">θ</math:mo>
                </math:mrow>
              </math:mfrac>
              <math:mo math:stretchy="false">−</math:mo>
              <math:mfrac>
                <math:mn>1</math:mn>
                <math:mrow>
                  <math:msup>
                    <math:mi>cos</math:mi>
                    <math:mn>2</math:mn>
                  </math:msup>
                  <math:mo math:stretchy="false">θ</math:mo>
                </math:mrow>
              </math:mfrac>
            </math:mrow>
            <math:mo math:stretchy="false">=</math:mo>
            <math:mfrac>
              <math:mrow>
                <math:msup>
                  <math:mi>sin</math:mi>
                  <math:mn>2</math:mn>
                </math:msup>
                <math:mrow>
                  <math:mo math:stretchy="false">θ</math:mo>
                  <math:mo math:stretchy="false">−</math:mo>
                  <math:mn>1</math:mn>
                </math:mrow>
              </math:mrow>
              <math:mrow>
                <math:msup>
                  <math:mi>cos</math:mi>
                  <math:mn>2</math:mn>
                </math:msup>
                <math:mo math:stretchy="false">θ</math:mo>
              </math:mrow>
            </math:mfrac>
          </math:mrow>
          <math:mo math:stretchy="false">=</math:mo>
          <math:mfrac>
            <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sup>
                      <math:mi>cos</math:mi>
                      <math:mn>2</math:mn>
                    </math:msup>
                  </math:mrow>
                  <math:mo math:stretchy="false">θ</math:mo>
                </math:mrow>
                <math:mo math:stretchy="false">)</math:mo>
              </math:mrow>
              <math:mo math:stretchy="false">−</math:mo>
              <math:mn>1</math:mn>
            </math:mrow>
            <math:mrow>
              <math:msup>
                <math:mi>cos</math:mi>
                <math:mn>2</math:mn>
              </math:msup>
              <math:mo math:stretchy="false">θ</math:mo>
            </math:mrow>
          </math:mfrac>
        </math:mrow>
        <math:mo math:stretchy="false">=</math:mo>
        <math:mfrac>
          <math:mrow>
            <math:mrow>
              <math:mo math:stretchy="false">−</math:mo>
              <math:msup>
                <math:mi>cos</math:mi>
                <math:mn>2</math:mn>
              </math:msup>
            </math:mrow>
            <math:mo math:stretchy="false">θ</math:mo>
          </math:mrow>
          <math:mrow>
            <math:msup>
              <math:mi>cos</math:mi>
              <math:mn>2</math:mn>
            </math:msup>
            <math:mo math:stretchy="false">θ</math:mo>
          </math:mrow>
        </math:mfrac>
      </math:mrow>
      <math:mrow>
        <math:mi/>
        <math:mo math:stretchy="false">=</math:mo>
        <math:mrow>
          <math:mi/>
          <math:mo math:stretchy="false">−</math:mo>
          <math:mn>1</math:mn>
        </math:mrow>
      </math:mrow>
    </math:mrow>
    <math:annotation math:encoding="StarMath 5.0">tan^2 %theta - sec^2 %theta ~=~
{sin^2 %theta } over {cos^2 %theta} - 1 over {cos^2 %theta} =
{sin^2 %theta - 1} over {cos^2 %theta} =
{(1 - cos^2 %theta) - 1} over {cos^2 %theta} =
{-cos^2 %theta} over {cos^2 %theta} ~=~
-1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p>
        <math:mi>tan</math:mi>
        <math:mn>2</math:mn>
      </math:msup>
      <math:mn>45</math:mn>
      <math:mrow>
        <math:mi>°</math:mi>
        <math:mo math:stretchy="false">−</math:mo>
        <math:msup>
          <math:mi math:fontstyle="italic">sec</math:mi>
          <math:mn>2</math:mn>
        </math:msup>
      </math:mrow>
      <math:mn>45</math:mn>
      <math:mrow>
        <math:mrow>
          <math:mrow>
            <math:mrow>
              <math:mi>°</math:mi>
              <math:mo math:stretchy="false">=</math:mo>
              <math:mrow>
                <math:msup>
                  <math:mrow>
                    <math:mo math:stretchy="false">(</math:mo>
                    <math:mn>1</math:mn>
                    <math:mo math:stretchy="false">)</math:mo>
                  </math:mrow>
                  <math:mn>2</math:mn>
                </math:msup>
                <math:mo math:stretchy="false">−</math:mo>
                <math:mfrac>
                  <math:mn>1</math:mn>
                  <math:mrow>
                    <math:msup>
                      <math:mi>cos</math:mi>
                      <math:mn>2</math:mn>
                    </math:msup>
                    <math:mn>45</math:mn>
                    <math:mi>°</math:mi>
                  </math:mrow>
                </math:mfrac>
              </math:mrow>
            </math:mrow>
            <math:mo math:stretchy="false">=</math:mo>
            <math:mrow>
              <math:mn>1</math:mn>
              <math:mo math:stretchy="false">−</math:mo>
              <math:msup>
                <math:mfenced math:open="" math:close="">
                  <math:mfrac>
                    <math:mn>2</math:mn>
                    <math:msqrt>
                      <math:mn>2</math:mn>
                    </math:msqrt>
                  </math:mfrac>
                </math:mfenced>
                <math:mn>2</math:mn>
              </math:msup>
            </math:mrow>
          </math:mrow>
          <math:mo math:stretchy="false">=</math:mo>
          <math:mrow>
            <math:mn>1</math:mn>
            <math:mo math:stretchy="false">−</math:mo>
            <math:mfenced math:open="" math:close="">
              <math:mfrac>
                <math:mn>4</math:mn>
                <math:mn>2</math:mn>
              </math:mfrac>
            </math:mfenced>
          </math:mrow>
        </math:mrow>
        <math:mo math:stretchy="false">=</math:mo>
        <math:mrow>
          <math:mo math:stretchy="false">−</math:mo>
          <math:mn>1</math:mn>
        </math:mrow>
      </math:mrow>
    </math:mrow>
    <math:annotation math:encoding="StarMath 5.0">tan^2 45° - sec^2 45° = (1)^2 - 1 over {cos^2 45°} = 1 - left ( 2 over {sqrt 2} right ) sup 2 = 1 - left ( 4 over 2 right ) = -1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a</math:mi>
            <math:mn>2</math:mn>
          </math:msup>
        </math:mfrac>
        <math:mo math:stretchy="false">−</math:mo>
        <math:mfrac>
          <math:msup>
            <math:mi>y</math:mi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x^2 over a^2 - y^2 over b^2 = 1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y</math:mi>
            <math:mn>2</math:mn>
          </math:msup>
          <math:msup>
            <math:mi>a</math:mi>
            <math:mn>2</math:mn>
          </math:msup>
        </math:mfrac>
        <math:mo math:stretchy="false">−</math:mo>
        <math:mfrac>
          <math:msup>
            <math:mi>x</math:mi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y^2 over a^2 - x^2 over b^2 = 1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a</math:mi>
              <math:mn>1</math:mn>
            </math:msub>
            <math:mo math:stretchy="false">⋅</math:mo>
            <math:msub>
              <math:mi>a</math:mi>
              <math:mn>2</math:mn>
            </math:msub>
          </math:mrow>
          <math:mo math:stretchy="false">=</math:mo>
          <math:mrow>
            <math:mrow>
              <math:mo math:stretchy="false">(</math:mo>
              <math:mrow>
                <math:msub>
                  <math:mi>r</math:mi>
                  <math:mn>1</math:mn>
                </math:msub>
                <math:mi math:fontstyle="italic">cis</math:mi>
                <math:msub>
                  <math:mo math:stretchy="false">θ</math:mo>
                  <math:mn>1</math:mn>
                </math:msub>
              </math:mrow>
              <math:mo math:stretchy="false">)</math:mo>
            </math:mrow>
            <math:mo math:stretchy="false">⋅</math:mo>
            <math:mrow>
              <math:mo math:stretchy="false">(</math:mo>
              <math:mrow>
                <math:msub>
                  <math:mi>r</math:mi>
                  <math:mn>2</math:mn>
                </math:msub>
                <math:mi math:fontstyle="italic">cis</math:mi>
                <math:msub>
                  <math:mo math:stretchy="false">θ</math:mo>
                  <math:mn>2</math:mn>
                </math:msub>
              </math:mrow>
              <math:mo math:stretchy="false">)</math:mo>
            </math:mrow>
          </math:mrow>
        </math:mrow>
        <math:mo math:stretchy="false">=</math:mo>
        <math:mrow>
          <math:mo math:stretchy="false">(</math:mo>
          <math:mrow>
            <math:msub>
              <math:mi>r</math:mi>
              <math:mn>1</math:mn>
            </math:msub>
            <math:msub>
              <math:mi>r</math:mi>
              <math:mn>2</math:mn>
            </math:msub>
          </math:mrow>
          <math:mo math:stretchy="false">)</math:mo>
        </math:mrow>
      </math:mrow>
      <math:mi math:fontstyle="italic">cis</math:mi>
      <math:mrow>
        <math:mo math:stretchy="false">(</math:mo>
        <math:mrow>
          <math:msub>
            <math:mo math:stretchy="false">θ</math:mo>
            <math:mn>1</math:mn>
          </math:msub>
          <math:mo math:stretchy="false">+</math:mo>
          <math:msub>
            <math:mo math:stretchy="false">θ</math:mo>
            <math:mn>2</math:mn>
          </math:msub>
        </math:mrow>
        <math:mo math:stretchy="false">)</math:mo>
      </math:mrow>
    </math:mrow>
    <math:annotation math:encoding="StarMath 5.0">a_1 cdot a_2 = (r_1 cis %theta_1) cdot (r_2 cis %theta_2)
= (r_1 r_2) cis (%theta_1 + %theta_2)
</math:annotation>
  </math:semantics>
</math:math>
</file>